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 officeooo:rsid="0016c898" officeooo:paragraph-rsid="0016c898"/>
    </style:style>
    <style:style style:name="P5" style:family="paragraph" style:parent-style-name="Standard">
      <style:text-properties fo:language="es" fo:country="ES" officeooo:rsid="00173e90" officeooo:paragraph-rsid="00173e90"/>
    </style:style>
    <style:style style:name="P6" style:family="paragraph" style:parent-style-name="Standard">
      <style:text-properties fo:language="es" fo:country="ES" officeooo:rsid="0017f02c" officeooo:paragraph-rsid="0017f02c"/>
    </style:style>
    <style:style style:name="P7" style:family="paragraph" style:parent-style-name="Heading_20_1">
      <style:paragraph-properties fo:text-align="center" style:justify-single-word="false"/>
      <style:text-properties fo:language="es" fo:country="ES"/>
    </style:style>
    <style:style style:name="P8" style:family="paragraph" style:parent-style-name="Standard">
      <style:text-properties fo:language="es" fo:country="ES"/>
    </style:style>
    <style:style style:name="P9" style:family="paragraph" style:parent-style-name="Standard" style:list-style-name="L1">
      <style:text-properties fo:language="es" fo:country="ES"/>
    </style:style>
    <style:style style:name="P10" style:family="paragraph" style:parent-style-name="Standard">
      <style:text-properties fo:language="es" fo:country="ES" fo:font-style="italic" officeooo:rsid="0015222a" officeooo:paragraph-rsid="0015222a" style:font-style-asian="italic" style:font-style-complex="italic"/>
    </style:style>
    <style:style style:name="P11" style:family="paragraph" style:parent-style-name="Standard">
      <style:text-properties fo:language="es" fo:country="ES" fo:font-style="italic" officeooo:rsid="0017f02c" officeooo:paragraph-rsid="0017f02c" style:font-style-asian="italic" style:font-style-complex="italic"/>
    </style:style>
    <style:style style:name="P12" style:family="paragraph" style:parent-style-name="Standard" style:list-style-name="L1">
      <style:text-properties fo:language="es" fo:country="ES" fo:font-style="italic" style:font-style-asian="italic" style:font-style-complex="italic"/>
    </style:style>
    <style:style style:name="P13" style:family="paragraph" style:parent-style-name="Standard">
      <style:text-properties fo:language="es" fo:country="ES" officeooo:rsid="0017f02c" officeooo:paragraph-rsid="0017f02c"/>
    </style:style>
    <style:style style:name="P14" style:family="paragraph" style:parent-style-name="Standard">
      <style:text-properties fo:language="es" fo:country="ES" officeooo:rsid="001c70ad" officeooo:paragraph-rsid="001c70ad"/>
    </style:style>
    <style:style style:name="P15" style:family="paragraph" style:parent-style-name="Standard">
      <style:text-properties fo:language="es" fo:country="ES" officeooo:rsid="001c9167" officeooo:paragraph-rsid="001c9167"/>
    </style:style>
    <style:style style:name="P16" style:family="paragraph" style:parent-style-name="Standard">
      <style:text-properties fo:language="es" fo:country="ES" officeooo:rsid="001dbb8e" officeooo:paragraph-rsid="001dbb8e"/>
    </style:style>
    <style:style style:name="P17" style:family="paragraph" style:parent-style-name="Standard">
      <style:text-properties fo:language="es" fo:country="ES" officeooo:rsid="001ea756" officeooo:paragraph-rsid="001ea756"/>
    </style:style>
    <style:style style:name="P18" style:family="paragraph" style:parent-style-name="Standard" style:list-style-name="L2"/>
    <style:style style:name="P19" style:family="paragraph" style:parent-style-name="Standard" style:list-style-name="L1">
      <style:paragraph-properties fo:margin-left="1.27cm" fo:margin-right="0cm" fo:text-indent="-0.635cm" style:auto-text-indent="false"/>
      <style:text-properties fo:language="es" fo:country="E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3209" style:font-style-asian="italic" style:font-style-complex="italic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P7" text:outline-level="1">Boletín Ejercicios línea de comandos GNU/Linux</text:h>
      <text:p text:style-name="P2"><text:tab/>Estos son ejercicios sencillos para practicar los comandos en la shell de GNU/Linux. Hay también algún comando nuevo para que exploréis (umask y time). <text:span text:style-name="T1">100 ejercicios básicos sobre Linux</text:span></text:p>
      <text:p text:style-name="P3"><text:tab/>Todos los ejercicios los debes realizar en la máquina virtual debian que te ha facilitado tu profesor con el usuario “usuario”. Solo utilizarás el usuario “root” cuando sea imprescindible y lo indicarás explícitamente en el ejercicio.</text:p>
      <text:p text:style-name="P3"/>
      <text:list xml:id="list188750987" text:style-name="L1">
        <text:list-item>
          <text:p text:style-name="P9">Listar todos los archivos del directorio <text:span text:style-name="T2">bin.</text:span></text:p>
        </text:list-item>
      </text:list>
      <text:p text:style-name="P10">Cd .. </text:p>
      <text:p text:style-name="P10">cd bin</text:p>
      <text:p text:style-name="P10">ls</text:p>
      <text:list xml:id="list141652871713457" text:continue-numbering="true" text:style-name="L1">
        <text:list-item>
          <text:p text:style-name="P9">Listar todos los archivos del directorio <text:span text:style-name="T2">tmp.</text:span></text:p>
        </text:list-item>
      </text:list>
      <text:p text:style-name="P10">Cd tmp <text:s text:c="3"/>- <text:s text:c="3"/>ls</text:p>
      <text:list xml:id="list141653276318999" text:continue-numbering="true" text:style-name="L1">
        <text:list-item>
          <text:p text:style-name="P9">Listar todos los archivos del directorio <text:span text:style-name="T2">etc </text:span><text:s/>que empiecen por t en orden inverso. </text:p>
        </text:list-item>
      </text:list>
      <text:p text:style-name="P4">Ls -r(sirve para darle la vuelta a la lista) /etc(selecciona el directorio) t*(el por selecciona la letra</text:p>
      <text:list xml:id="list141651871661885" text:continue-numbering="true" text:style-name="L1">
        <text:list-item>
          <text:p text:style-name="P9">Listar todos los archivos del directorio <text:span text:style-name="T2">dev </text:span><text:s/>que empiecen por tty y tengan 5 caracteres. </text:p>
        </text:list-item>
      </text:list>
      <text:p text:style-name="P5">Cd dev <text:s text:c="2"/>- <text:s text:c="2"/>ls -a(todos los archivos) tty??(como queramos que empiece, y los ? Son cualquier carácter hasta llegar a 5</text:p>
      <text:list xml:id="list141652159191546" text:continue-numbering="true" text:style-name="L1">
        <text:list-item>
          <text:p text:style-name="P9">Listar todos los archivos del directorio <text:span text:style-name="T2">dev </text:span><text:s/>que empiecen por tty y acaben en 1,2,3 ó 4.</text:p>
        </text:list-item>
      </text:list>
      <text:p text:style-name="P5">cd dev <text:s text:c="3"/>- <text:s text:c="3"/>ls -a tty*1 tty*2 tty*3 tty*4</text:p>
      <text:list xml:id="list141652546822970" text:continue-numbering="true" text:style-name="L1">
        <text:list-item>
          <text:p text:style-name="P9">Listar todos los archivos del directorio <text:span text:style-name="T2">dev </text:span><text:s/>que empiecen por t y acaben en S1.</text:p>
        </text:list-item>
      </text:list>
      <text:p text:style-name="P5">Cd dev <text:s/>-<text:tab/>ls -a t*S1</text:p>
      <text:list xml:id="list141652557343864" text:continue-numbering="true" text:style-name="L1">
        <text:list-item>
          <text:p text:style-name="P9">Listar todos los archivos, incluidos los ocultos, del directorio raíz. </text:p>
        </text:list-item>
      </text:list>
      <text:p text:style-name="P5">Ls -a /</text:p>
      <text:list xml:id="list141651366423965" text:continue-numbering="true" text:style-name="L1">
        <text:list-item>
          <text:p text:style-name="P9">Listar todos los archivos del directorio <text:span text:style-name="T2">etc </text:span><text:s/>que no empiecen por t. </text:p>
        </text:list-item>
      </text:list>
      <text:p text:style-name="P6">cd etc <text:tab/><text:tab/>ls [^t]*</text:p>
      <text:list xml:id="list141651584767799" text:continue-numbering="true" text:style-name="L1">
        <text:list-item>
          <text:p text:style-name="P9">Listar todos los archivos del directorio usr y sus subdirectorios. </text:p>
        </text:list-item>
      </text:list>
      <text:p text:style-name="P6">Ls /<text:span text:style-name="T2">usr/</text:span><text:span text:style-name="T6">*</text:span></text:p>
      <text:list xml:id="list141652967486358" text:continue-numbering="true" text:style-name="L1">
        <text:list-item>
          <text:p text:style-name="P9">Cambiarse al directorio <text:span text:style-name="T2">tmp. </text:span></text:p>
        </text:list-item>
      </text:list>
      <text:p text:style-name="P11">Cd tmp</text:p>
      <text:list xml:id="list141652301615011" text:continue-numbering="true" text:style-name="L1">
        <text:list-item>
          <text:p text:style-name="P9">Verificar que el directorio actual ha cambiado. </text:p>
        </text:list-item>
      </text:list>
      <text:p text:style-name="P6">pwd(te dice donde estas)</text:p>
      <text:list xml:id="list141652170475757" text:continue-numbering="true" text:style-name="L1">
        <text:list-item>
          <text:p text:style-name="P9">Mostrar el día y la hora actual. </text:p>
        </text:list-item>
      </text:list>
      <text:p text:style-name="P6">date</text:p>
      <text:list xml:id="list141651562743375" text:continue-numbering="true" text:style-name="L1">
        <text:list-item>
          <text:p text:style-name="P9">Con un solo comando posicionarse en el directorio $HOME. </text:p>
        </text:list-item>
      </text:list>
      <text:p text:style-name="P6">Cd $home</text:p>
      <text:list xml:id="list141652267526127" text:continue-numbering="true" text:style-name="L1">
        <text:list-item>
          <text:p text:style-name="P9">Verificar que se está en él.</text:p>
        </text:list-item>
      </text:list>
      <text:p text:style-name="P6">pwd</text:p>
      <text:list xml:id="list141652263360095" text:continue-numbering="true" text:style-name="L1">
        <text:list-item>
          <text:p text:style-name="P9">Listar todos los ficheros del directorio HOME mostrando su número de inodo. </text:p>
        </text:list-item>
      </text:list>
      <text:p text:style-name="P6">Ls -i</text:p>
      <text:list xml:id="list141652246366022" text:continue-numbering="true" text:style-name="L1">
        <text:list-item>
          <text:p text:style-name="P9">Crea el directorio PRUEBA dentro de tu directorio HOME.</text:p>
        </text:list-item>
      </text:list>
      <text:p text:style-name="P6">Mkdir prueba</text:p>
      <text:list xml:id="list141651788981153" text:continue-numbering="true" text:style-name="L1">
        <text:list-item>
          <text:p text:style-name="P9">Crear los directorios <text:span text:style-name="T2">dir1, dir2 </text:span><text:s/>y <text:span text:style-name="T2">dir3 </text:span><text:s/>en el directorio PRUEBA. Dentro de <text:span text:style-name="T2">dir1 </text:span><text:s/>crear el directorio <text:span text:style-name="T2">dir11. </text:span><text:s/>Dentro del directorio <text:span text:style-name="T2">dir3 </text:span><text:s/>crear el directorio <text:span text:style-name="T2">dir31. </text:span><text:s/>Dentro del directorio <text:span text:style-name="T2">dir31, </text:span><text:s/>crear los directorios <text:span text:style-name="T2">dir311 </text:span><text:s/>y <text:span text:style-name="T2">dir312.</text:span> Utiliza el menor número posible de comandos. No puedes cambiarte de directorio.</text:p>
        </text:list-item>
      </text:list>
      <text:p text:style-name="P2"><text:soft-page-break/><text:s/>mkdir prueba/dir1</text:p>
      <text:p text:style-name="P2"><text:s/>mkdir prueba/dir2</text:p>
      <text:p text:style-name="P2"><text:s/>mkdir prueba/dir3</text:p>
      <text:p text:style-name="P2"><text:s/>mkdir prueba/dir1/dir11</text:p>
      <text:p text:style-name="P2"><text:s/>mkdir prueba/dir3/dir31</text:p>
      <text:p text:style-name="P2"><text:s/>mkdir prueba/dir3/dir31/dir311</text:p>
      <text:p text:style-name="P2">mkdir prueba/dir3/dir31/dir312</text:p>
      <text:list xml:id="list141652368705207" text:continue-numbering="true" text:style-name="L1">
        <text:list-item>
          <text:p text:style-name="P9">Copiar el archivo <text:span text:style-name="T2">/etc/passwd</text:span> a un archivo llamado <text:span text:style-name="T2">usuarios </text:span><text:s/>de vuestro directorio PRUEBA. </text:p>
        </text:list-item>
      </text:list>
      <text:p text:style-name="P2">cp /etc/passwd /home/estudiante/prueba/usuarios</text:p>
      <text:list xml:id="list141652426140563" text:continue-numbering="true" text:style-name="L1">
        <text:list-item>
          <text:p text:style-name="P9"><text:s/>Copiar <text:span text:style-name="T2">usuarios </text:span><text:s/>en <text:span text:style-name="T2">dir1, dir2 </text:span><text:s/>y <text:span text:style-name="T2">dir3.</text:span> </text:p>
        </text:list-item>
      </text:list>
      <text:p text:style-name="P2"><text:s/>cp /home/estudiante/prueba/usuarios /home/estudiante/prueba/dir1</text:p>
      <text:p text:style-name="P2">cp /home/estudiante/prueba/usuarios /home/estudiante/prueba/dir2</text:p>
      <text:p text:style-name="P2"><text:s/>cp /home/estudiante/prueba/usuarios /home/estudiante/prueba/dir3</text:p>
      <text:list xml:id="list141652662846431" text:continue-numbering="true" text:style-name="L1">
        <text:list-item>
          <text:p text:style-name="P9">Comprobar el ejercicio anterior mediante un solo comando. </text:p>
        </text:list-item>
      </text:list>
      <text:p text:style-name="P2">ls /home/estudiante/prueba/*</text:p>
      <text:list xml:id="list141652146893169" text:continue-numbering="true" text:style-name="L1">
        <text:list-item>
          <text:p text:style-name="P9">Copiar los archivos del directorio <text:span text:style-name="T2">rc2.d </text:span><text:s/>que se encuentra en <text:span text:style-name="T2">/etc </text:span><text:s/>al directorio <text:span text:style-name="T2">dir31.</text:span></text:p>
        </text:list-item>
      </text:list>
      <text:p text:style-name="P2"><text:span text:style-name="T2">cp -R /etc/rc2.d home/estudiante/prueba/dir3/dir31 </text:span><text:span text:style-name="T3"><text:tab/><text:tab/>(-R copia todos los archivos del directorio)</text:span></text:p>
      <text:list xml:id="list141653238749645" text:continue-numbering="true" text:style-name="L1">
        <text:list-item>
          <text:p text:style-name="P9">Copiar en el directorio <text:span text:style-name="T2">dir311 </text:span><text:s/>los archivos de <text:span text:style-name="T2">/bin </text:span><text:s/>que tengan una “a” como segunda letra y su nombre tenga cuatro letras.</text:p>
        </text:list-item>
      </text:list>
      <text:p text:style-name="P2">cp -R /bin/?a?? home/estudiante/prueba/dir3/dir31</text:p>
      <text:list xml:id="list141653385280332" text:continue-numbering="true" text:style-name="L1">
        <text:list-item>
          <text:p text:style-name="P9">Copiar el directorio de otro usuario y sus subdirectorios debajo de <text:span text:style-name="T2">dir11 </text:span>(incluido el propio directorio). Para poder realizar este ejercicio correctamente, necesitas crear un usuario, para ello ejecuta como root el siguiente comando: “ useradd -m -s /bin/bash usuario2”. Con el comando anterior existirá en el sistema un usuario nuevo llamado “usuario2”.</text:p>
        </text:list-item>
      </text:list>
      <text:p text:style-name="P2"/>
      <text:list xml:id="list141652787526455" text:continue-numbering="true" text:style-name="L1">
        <text:list-item>
          <text:p text:style-name="P9">Mover el directorio <text:span text:style-name="T2">dir31 </text:span><text:s/>y sus subdirectorios debajo de <text:span text:style-name="T2">dir2.</text:span> </text:p>
        </text:list-item>
      </text:list>
      <text:p text:style-name="P14">Mv prueba/dir3/dir31 prueba/dir2</text:p>
      <text:list xml:id="list141652190814328" text:continue-numbering="true" text:style-name="L1">
        <text:list-item>
          <text:p text:style-name="P9">Mostrar por pantalla los archivos ordinarios del directorio HOME y sus subdirectorios.</text:p>
        </text:list-item>
      </text:list>
      <text:p text:style-name="P15">Ls -R $HOME</text:p>
      <text:list xml:id="list141652524672335" text:continue-numbering="true" text:style-name="L1">
        <text:list-item>
          <text:p text:style-name="P9">Ocultar el archivo <text:span text:style-name="T2">usuarios </text:span><text:s/>del directorio <text:span text:style-name="T2">dir3.</text:span></text:p>
        </text:list-item>
      </text:list>
      <text:p text:style-name="P16"><text:span text:style-name="T2">Mv usuarios .usuarios (es como mover el archivo donde quieras con un <text:s/>nuevo nombre)</text:span></text:p>
      <text:list xml:id="list141652477158412" text:continue-numbering="true" text:style-name="L1">
        <text:list-item>
          <text:p text:style-name="P9">Borrar los archivos y directorios de <text:span text:style-name="T2">dir1, </text:span><text:s/>incluido el propio directorio. </text:p>
        </text:list-item>
      </text:list>
      <text:p text:style-name="P17">Rm -r <text:span text:style-name="T2">home</text:span><text:span text:style-name="T6">/estudiante/prueba/dir1/</text:span></text:p>
      <text:list xml:id="list141653467625919" text:continue-numbering="true" text:style-name="L1">
        <text:list-item>
          <text:p text:style-name="P9">Copiar al directorio <text:span text:style-name="T2">dir312 </text:span><text:s/>los ficheros del directorio <text:span text:style-name="T2">/dev </text:span><text:s/>que empiecen por t, acaben en una letra que vaya de la a a la b y tengan cinco letras en su nombre.</text:p>
        </text:list-item>
      </text:list>
      <text:p text:style-name="P2"/>
      <text:list xml:id="list141652520583622" text:continue-numbering="true" text:style-name="L1">
        <text:list-item>
          <text:p text:style-name="P9">Borrar los archivos de <text:span text:style-name="T2">dir312 </text:span><text:s/>que no acaben en b y tengan una q como cuarta letra.</text:p>
        </text:list-item>
      </text:list>
      <text:p text:style-name="P2"/>
      <text:list xml:id="list141651604099575" text:continue-numbering="true" text:style-name="L1">
        <text:list-item>
          <text:p text:style-name="P9">Mover el directorio <text:span text:style-name="T2">dir312 </text:span><text:s/>debajo de <text:span text:style-name="T2">dir3.</text:span> </text:p>
        </text:list-item>
      </text:list>
      <text:p text:style-name="P2">mv /home/estudiante/prueba/dir2/dir31/dir312 /home/estudiante/prueba/dir3</text:p>
      <text:list xml:id="list141651413883171" text:continue-numbering="true" text:style-name="L1">
        <text:list-item>
          <text:p text:style-name="P9">Crear un enlace simbólico al directorio <text:span text:style-name="T2">dir1 </text:span><text:s/>dentro del directorio <text:span text:style-name="T2">dir3 </text:span>llamado <text:span text:style-name="T2">enlacedir1</text:span>.</text:p>
        </text:list-item>
      </text:list>
      <text:p text:style-name="P2">ln -s /home/estudiante/prueba/dir1 /home/estudiante/prueba/dir3/enlacedir1</text:p>
      <text:p text:style-name="P2"/>
      <text:list xml:id="list141651348931120" text:continue-numbering="true" text:style-name="L1">
        <text:list-item>
          <text:p text:style-name="P9">Posicionarse en <text:span text:style-name="T2">dir3 </text:span><text:s/>y, empleando el enlace creado en el ejercicio anterior, crear el directorio <text:span text:style-name="T2">nuevo1 </text:span><text:s/>dentro de <text:span text:style-name="T2">dir1.</text:span> </text:p>
        </text:list-item>
      </text:list>
      <text:p text:style-name="P2"/>
      <text:list xml:id="list141652921458498" text:continue-numbering="true" text:style-name="L1">
        <text:list-item>
          <text:p text:style-name="P9">Utilizando el enlace creado copiar los archivos que empiecen por u del directorio /<text:span text:style-name="T2">bin </text:span><text:s/>en <text:soft-page-break/>directorio <text:span text:style-name="T2">nuevo1.</text:span></text:p>
        </text:list-item>
        <text:list-item>
          <text:p text:style-name="P9">Crear dos enlaces duros del fichero <text:span text:style-name="T2">fich1</text:span>, llamarlo <text:span text:style-name="T2">enlace, </text:span><text:s/>en los directorios <text:span text:style-name="T2">dir1 </text:span><text:s/>y <text:span text:style-name="T2">dir2</text:span>. </text:p>
        </text:list-item>
        <text:list-item>
          <text:p text:style-name="P9">Borrar el archivo <text:span text:style-name="T2">fich1 </text:span><text:s/>y copiar <text:span text:style-name="T2">enlace </text:span><text:s/>en <text:span text:style-name="T2">dir3.</text:span></text:p>
        </text:list-item>
        <text:list-item>
          <text:p text:style-name="P9">Crear un enlace simbólico (llamado <text:span text:style-name="T2">enlafich1) </text:span><text:s/>al fichero <text:span text:style-name="T2">enlace </text:span><text:s/>de <text:span text:style-name="T2">dir2 </text:span><text:s/>en <text:span text:style-name="T2">dir1.</text:span></text:p>
        </text:list-item>
        <text:list-item>
          <text:p text:style-name="P9">Posicionarse en <text:span text:style-name="T2">dir1 </text:span><text:s/>y, mediante el enlace creado, copiar el archivo <text:span text:style-name="T2">fichl</text:span> dentro de <text:span text:style-name="T2">dir311</text:span>.</text:p>
        </text:list-item>
        <text:list-item>
          <text:p text:style-name="P9">Seguir en <text:span text:style-name="T2">dir1</text:span> y, mediante el enlace creado, sacar por pantalla las líneas que tiene el archivo <text:span text:style-name="T2">fich1.</text:span></text:p>
        </text:list-item>
        <text:list-item>
          <text:p text:style-name="P9">Borrar el fichero <text:span text:style-name="T2">fich1 </text:span><text:s/>de <text:span text:style-name="T2">dir2</text:span></text:p>
        </text:list-item>
        <text:list-item>
          <text:p text:style-name="P9">Borrar todos los archivos y directorios creados durante los ejercicios a excepción del directorio PRUEBA. </text:p>
        </text:list-item>
        <text:list-item>
          <text:p text:style-name="P9">Crear el directorio <text:span text:style-name="T2">dir2 </text:span><text:s/>y <text:span text:style-name="T2">dir3 </text:span><text:s/>en el directorio PRUEBA ¿Cuáles son los actuales permisos del directorio <text:span text:style-name="T2">dir2? Indica el comando utilizado para averiguarlo.</text:span></text:p>
        </text:list-item>
        <text:list-item>
          <text:p text:style-name="P9">Utilizando la notación simbólica, eliminar todos los permisos de escritura (propietario, grupo, otros) del directorio <text:span text:style-name="T2">dir2. </text:span>. </text:p>
        </text:list-item>
        <text:list-item>
          <text:p text:style-name="P9">Utilizando la notación octal, eliminar el permiso de lectura del directorio <text:span text:style-name="T2">dir2, </text:span><text:s/>al resto de los usuarios.</text:p>
        </text:list-item>
        <text:list-item>
          <text:p text:style-name="P9">¿Cuáles son ahora los permisos asociados a <text:span text:style-name="T2">dir2? Indica el comando utilizado para averiguarlo.</text:span></text:p>
        </text:list-item>
        <text:list-item>
          <text:p text:style-name="P9">Crear bajo <text:span text:style-name="T2">dir2, </text:span><text:s/>un directorio llamado <text:span text:style-name="T2">dir2l.</text:span> </text:p>
        </text:list-item>
        <text:list-item>
          <text:p text:style-name="P9">Concederse a sí mismo permiso de escritura en el directorio <text:span text:style-name="T2">dir2 </text:span><text:s/>e intentar de nuevo el paso anterior. </text:p>
        </text:list-item>
        <text:list-item>
          <text:p text:style-name="P9">¿Cuáles son los valores por omisión asignados a los archivos?</text:p>
        </text:list-item>
        <text:list-item>
          <text:p text:style-name="P9">Cambiar el directorio actual al directorio <text:span text:style-name="T2">dir3. </text:span><text:s/>Imprimir su trayectoria completa para verificar el cambio.</text:p>
        </text:list-item>
        <text:list-item>
          <text:p text:style-name="P9">¿Cuáles son los permisos asignados en su momento a este directorio?</text:p>
        </text:list-item>
        <text:list-item>
          <text:p text:style-name="P9">Establecer mediante el comando umask (buscar este comando) los siguientes valores por omisión: rwxr--r--para los directorios y rw-r--r--para los archivos ordinarios.</text:p>
        </text:list-item>
        <text:list-item>
          <text:p text:style-name="P9">Crear cuatro nuevos directorios llamados <text:span text:style-name="T2">dira, dirb, dirc, </text:span><text:s/>y <text:span text:style-name="T2">dird </text:span><text:s/>bajo el directorio actual.</text:p>
        </text:list-item>
        <text:list-item>
          <text:p text:style-name="P9">Comprobar los permisos de acceso de los directorios recién creados para comprobar el funcionamiento del comando umask. </text:p>
        </text:list-item>
        <text:list-item>
          <text:p text:style-name="P9">Crear el fichero <text:span text:style-name="T2">uno </text:span>. Quitarle todos los permisos de lectura. Comprobarlo. Intentar borrar dicho fichero.</text:p>
        </text:list-item>
        <text:list-item>
          <text:p text:style-name="P9">Quitarle todos los permisos de paso al directorio <text:span text:style-name="T2">dir2 </text:span><text:s/>y otorgarle todos los demás.</text:p>
        </text:list-item>
        <text:list-item>
          <text:p text:style-name="P9">Crear en el directorio propio:</text:p>
        </text:list-item>
      </text:list>
      <text:list xml:id="list3908301863" text:style-name="L2">
        <text:list-item>
          <text:p text:style-name="P18"><text:span text:style-name="T4">El directorio </text:span><text:span text:style-name="T5">carpeta1 </text:span><text:span text:style-name="T4"><text:s/>con los tres permisos para el propietario, dentro de él </text:span><text:span text:style-name="T5">fich1</text:span><text:span text:style-name="T4"> con lectura y escritura para todos y </text:span><text:span text:style-name="T5">fich2 </text:span><text:span text:style-name="T4"><text:s/>con lectura y escritura para el propietario y solo lectura para el resto. </text:span></text:p>
        </text:list-item>
        <text:list-item>
          <text:p text:style-name="P18"><text:span text:style-name="T4">El directorio </text:span><text:span text:style-name="T5">carpeta2 </text:span><text:span text:style-name="T4"><text:s/>con todos los permisos para el propietario y lectura y ejecución para los del mismo grupo. Dentro </text:span><text:span text:style-name="T5">file1 </text:span><text:span text:style-name="T4"><text:s/>con lectura y escritura para el propietario y los del grupo y </text:span><text:span text:style-name="T5">file2 </text:span><text:span text:style-name="T4"><text:s/>con los mismos para el propietario y solo lectura para el grupo. </text:span></text:p>
        </text:list-item>
      </text:list>
      <text:list xml:id="list141653111634684" text:continue-list="list141652921458498" text:style-name="L1">
        <text:list-item>
          <text:p text:style-name="P9">Desde otro usuario probar todas las operaciones que se pueden hacer en los ficheros y directorios creados. Para cambiar de usuario utiliza el comando “su usuario2”.</text:p>
        </text:list-item>
        <text:list-item>
          <text:p text:style-name="P9">Visualizar la trayectoria completa del directorio actual. Crear dos directorios llamados <text:span text:style-name="T2">correo </text:span><text:s/>y <text:span text:style-name="T2">fuentes </text:span><text:s/>debajo del directorio actual.</text:p>
        </text:list-item>
        <text:list-item>
          <text:p text:style-name="P9">Posicionarse en el directorio <text:span text:style-name="T2">fuentes </text:span><text:s/>y crear los directorios <text:span text:style-name="T2">dir1, dir2,dir3.</text:span></text:p>
        </text:list-item>
        <text:list-item>
          <text:p text:style-name="P9">Crear el directorio <text:span text:style-name="T2">menus </text:span><text:s/>bajo <text:span text:style-name="T2">correo </text:span><text:s/>sin moverse del directorio actual. </text:p>
        </text:list-item>
        <text:list-item>
          <text:p text:style-name="P9">Posicionarse en el directorio HOME. Borrar los directorios que cuelgan de <text:span text:style-name="T2">fuentes </text:span><text:s/>que acaben en un número que no sea el 1. </text:p>
        </text:list-item>
        <text:list-item>
          <text:p text:style-name="P9"><text:soft-page-break/>Ver si existe el archivo <text:span text:style-name="T2">tty2 </text:span><text:s/>en el directorio <text:span text:style-name="T2">dev. </text:span><text:s/>En caso de que exista, ver su fecha de creación o actualización.</text:p>
        </text:list-item>
        <text:list-item>
          <text:p text:style-name="P9">Ver los permisos que tienen los archivos que empiecen por <text:span text:style-name="T2">tt </text:span><text:s/>del directorio <text:span text:style-name="T2">/dev.</text:span></text:p>
          <text:p text:style-name="P12">En los siguientes ejercicios debes utilizar el comando find, ya que con ls no puedes hacer lo que pide.</text:p>
        </text:list-item>
        <text:list-item>
          <text:p text:style-name="P9">Visualizar la lista de los archivos ordinarios que están en el directorio <text:span text:style-name="T2">/usr/bin.</text:span></text:p>
        </text:list-item>
        <text:list-item>
          <text:p text:style-name="P9">Visualizar la lista de todos los directorios que cuelgan del raíz. </text:p>
        </text:list-item>
        <text:list-item>
          <text:p text:style-name="P9">Visualizar la lista de todos los ficheros que pertenezcan a root. </text:p>
        </text:list-item>
        <text:list-item>
          <text:p text:style-name="P9">Visualizar la lista de todos los ficheros <text:span text:style-name="T2">.h </text:span><text:s/>del directorio <text:span text:style-name="T2">/usr/include.</text:span> </text:p>
        </text:list-item>
        <text:list-item>
          <text:p text:style-name="P9">Ejecutar todos los comandos que empiecen por ls del directorio <text:span text:style-name="T2">/bin.</text:span> </text:p>
        </text:list-item>
        <text:list-item>
          <text:p text:style-name="P9">Visualizar de qué tipo son todos y cada uno de ficheros de todo el árbol del sistema propiedad de un usuario conocido.</text:p>
        </text:list-item>
        <text:list-item>
          <text:p text:style-name="P9">Crear el directorio <text:span text:style-name="T2">uno </text:span><text:s/>en el directorio HOME con permiso de escritura y paso para el propietario, de lectura y paso para los usuarios de su mismo grupo y ningún permiso para el resto de usuarios. Debes crear el directorio con esos permisos, no crearlo y cambiarle luego los permisos, utiliza man mkdir.</text:p>
        </text:list-item>
        <text:list-item>
          <text:p text:style-name="P9">Crear el directorio <text:span text:style-name="T2">uno1 </text:span><text:s/>dentro del directorio creado en el ejercicio anterior con todos lo permisos para el usuario, ninguno para los usuarios del grupo y permiso de escritura para el resto de usuarios. </text:p>
        </text:list-item>
        <text:list-item>
          <text:p text:style-name="P9">Copiar todos los ficheros propiedad de un usuario conocido que acaben en un número en el directorio <text:span text:style-name="T2">menus.</text:span></text:p>
        </text:list-item>
        <text:list-item>
          <text:p text:style-name="P9">Visualiza con la orden who la relación de usuarios conectados y sus terminales. Mediante la orden cat, crea un pequeño mensaje desde tu consola y redirígelo a uno de los terminales conectados.</text:p>
        </text:list-item>
        <text:list-item>
          <text:p text:style-name="P9">Crea un archivo de tamaño 0</text:p>
        </text:list-item>
        <text:list-item>
          <text:p text:style-name="P9">Visualiza el archivo <text:span text:style-name="T2">/etc/passwd</text:span>, que contiene todos los usuarios del sistema. </text:p>
        </text:list-item>
        <text:list-item>
          <text:p text:style-name="P9">Utilizando de entrada la información de los usuarios conectados al sistema, guardar, ordenadas por el campo hora, las líneas correspondientes al usuario que se desee en el archivo <text:span text:style-name="T2">persona</text:span>. </text:p>
        </text:list-item>
        <text:list-item>
          <text:p text:style-name="P9">Crear el directorio <text:span text:style-name="T2">carpeta </text:span><text:s/>debajo del directorio PRUEBA. Quitarle todos los permisos de lectura. A continuación, buscar todos los directorios que cuelguen del directorio propio y guardarlos en el archivo <text:span text:style-name="T2">direc</text:span>. </text:p>
        </text:list-item>
        <text:list-item>
          <text:p text:style-name="P9">Volver a realizar la segunda parte del ejercicio anterior, pero redireccionando los errores al fichero <text:span text:style-name="T2">malos. </text:span><text:s/>Comprobar la información del fichero <text:span text:style-name="T2">malos</text:span>.</text:p>
        </text:list-item>
        <text:list-item>
          <text:p text:style-name="P9">Añadir al fichero <text:span text:style-name="T2">direc </text:span><text:s/>la lista de todos los ficheros ordinarios que cuelguen de <text:span text:style-name="T2">/etc</text:span>.</text:p>
        </text:list-item>
        <text:list-item>
          <text:p text:style-name="P9">Añadir al archivo <text:span text:style-name="T2">nuevalista </text:span><text:s/>el/los nombre/s de el/los fichero/s del directorio PRUEBA que contengan en su nombre la cadena "ai", añadiendo el posible error al fichero <text:span text:style-name="T2">malos</text:span>.</text:p>
        </text:list-item>
        <text:list-item>
          <text:p text:style-name="P9">Sacar por pantalla únicamente el tiempo (buscar comando time) que tarda en ejecutarse el comando <text:span text:style-name="T2">who</text:span>.</text:p>
        </text:list-item>
        <text:list-item>
          <text:p text:style-name="P9">Sacar por pantalla un listado completo (buscar comando ps) de los procesos que está realizando el usuario <text:span text:style-name="T2">root</text:span>.</text:p>
        </text:list-item>
        <text:list-item>
          <text:p text:style-name="P9"><text:s/>Crear el archivo <text:span text:style-name="T2">proceso </text:span><text:s/>con los procesos que no tienen ningún terminal asignado.</text:p>
        </text:list-item>
        <text:list-item>
          <text:p text:style-name="P9">Añadir al fichero anterior la fecha actual y la trayectoria completa del directorio actual.</text:p>
        </text:list-item>
        <text:list-item>
          <text:p text:style-name="P9">Sacar por pantalla el listado de todos los usuarios conectados ordenados por número de proceso asignado.</text:p>
        </text:list-item>
        <text:list-item>
          <text:p text:style-name="P9">Averiguar cuál es la actividad actual del sistema. Para ello visualice un listado completo del estado de todos los procesos que se están ejecutando en el sistema.</text:p>
        </text:list-item>
        <text:list-item>
          <text:p text:style-name="P9">Obtener un listado con los siguientes datos de los procesos de su shell actual.</text:p>
        </text:list-item>
        <text:list-item>
          <text:p text:style-name="P9">Mostrar cuantos usuarios tiene registrados el sistema (el registro de usuarios está en el <text:soft-page-break/>archivo /etc/passwd)</text:p>
        </text:list-item>
        <text:list-item>
          <text:p text:style-name="P9">Mostrar cuántos usuarios tiene registrados el sistema y que utilizan el intérprete bash (debe aparecer al final de la línea /bin/bash o similar) </text:p>
        </text:list-item>
        <text:list-item>
          <text:p text:style-name="P9">Mostrar cuantos usuarios hay conectados</text:p>
        </text:list-item>
        <text:list-item>
          <text:p text:style-name="P9">Mostrar las líneas, de un archivo de texto, empiecen por L (mayúscula o minúscula)</text:p>
        </text:list-item>
        <text:list-item>
          <text:p text:style-name="P9">Contar las líneas, del ejemplo anterior</text:p>
        </text:list-item>
        <text:list-item>
          <text:p text:style-name="P9">Extraer los nombres de usuario (primer campo) del sistema </text:p>
        </text:list-item>
        <text:list-item>
          <text:p text:style-name="P9">Extraer los nombres de usuario y el shell que utilizan (último campo)</text:p>
        </text:list-item>
        <text:list-item>
          <text:p text:style-name="P9">Cambiar la fecha de creación de un archivo ya previamente creado</text:p>
        </text:list-item>
        <text:list-item>
          <text:p text:style-name="P9">Calcular la firma md5 de un archivo</text:p>
        </text:list-item>
        <text:list-item>
          <text:p text:style-name="P9">Modificar la firma md5 y detectar que se ha cambiado (revisión de firma) </text:p>
        </text:list-item>
        <text:list-item>
          <text:p text:style-name="P9">Monitorear la ocupación de las particiones en los discos </text:p>
        </text:list-item>
        <text:list-item>
          <text:p text:style-name="P9">¿Cual es el proceso que más carga el procesador?</text:p>
        </text:list-item>
        <text:list-item>
          <text:p text:style-name="P9">¿Está corriendo el proceso bash?</text:p>
        </text:list-item>
        <text:list-item>
          <text:p text:style-name="P19">¿Cuántos procesos que empiecen por k están corriendo? </text:p>
        </text:list-item>
      </text:list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DejaVu Sans" style:font-size-asian="10.5pt" style:language-asian="en" style:country-asian="US" style:font-name-complex="DejaVu Sans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.F.G.S. Administración de Sistemas Informáticos en Red<text:tab/>I.E.S. Jacarandá</text:p>
        <text:p text:style-name="MP1">Implantación de Sistemas Operativos<text:tab/><text:tab/>Profesor: Joaquín Delhom Vian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Boletines sobre Linux</dc:title>
    <meta:initial-creator>.</meta:initial-creator>
    <dc:date>2020-12-10T14:16:51.254164361</dc:date>
    <meta:generator>LibreOffice/6.4.6.2$Linux_X86_64 LibreOffice_project/40$Build-2</meta:generator>
    <meta:editing-duration>PT1H6M41S</meta:editing-duration>
    <meta:editing-cycles>5</meta:editing-cycles>
    <meta:document-statistic meta:table-count="0" meta:image-count="0" meta:object-count="0" meta:page-count="5" meta:paragraph-count="147" meta:word-count="1980" meta:character-count="12351" meta:non-whitespace-character-count="10475"/>
  </office:meta>
</office:document-meta>
</file>